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fo:font-style="italic" style:font-size-asian="11pt" style:font-style-asian="italic" style:font-style-complex="italic"/>
    </style:style>
    <style:style style:name="P2" style:family="paragraph" style:parent-style-name="Standard">
      <style:text-properties fo:font-size="11pt" style:font-size-asian="11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ize="11pt" fo:font-style="italic" style:font-size-asian="11pt" style:font-style-asian="italic" style:font-style-complex="italic"/>
    </style:style>
    <style:style style:name="T2" style:family="text">
      <style:text-properties fo:font-size="11pt" style:font-size-asian="11pt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seudocode</text:h>
      <text:p text:style-name="Standard"/>
      <text:h text:style-name="Heading_20_3" text:outline-level="3">Start Click() Event <text:s/>(The start/stop button was clicked)</text:h>
      <text:p text:style-name="Standard"><text:span text:style-name="T1"><text:s text:c="2"/>If the text on the start button is “Start” Then</text:span></text:p>
      <text:p text:style-name="P1"><text:s text:c="4"/>Enable the answer textbox</text:p>
      <text:p text:style-name="Standard"><text:span text:style-name="T1"><text:s text:c="4"/>Randomize the two operators() and update the labels</text:span></text:p>
      <text:p text:style-name="Standard"><text:span text:style-name="T1"><text:s text:c="4"/>Turn on the time for 60 seconds (60000 milliseconds [set it to 10 seconds to test]) </text:span></text:p>
      <text:p text:style-name="Standard"><text:span text:style-name="T1"><text:s text:c="4"/>Set the start button text to ‘Stop’</text:span></text:p>
      <text:h text:style-name="Heading_20_4" text:outline-level="4"><text:s text:c="4"/>Set the number correct, incorrect and percent label to 0</text:h>
      <text:p text:style-name="P1"><text:s text:c="4"/>Place the user’s cursor in the answer textbox</text:p>
      <text:p text:style-name="Standard"><text:span text:style-name="T1"><text:s text:c="2"/>Else (the text is set to ‘&amp;Stop’)</text:span></text:p>
      <text:p text:style-name="Standard"><text:span text:style-name="T1"><text:s text:c="4"/>Set the buttons text to ‘&amp;Start’</text:span></text:p>
      <text:p text:style-name="P1"><text:s text:c="4"/>Disable the answer textbox</text:p>
      <text:p text:style-name="P1"><text:s text:c="4"/>Disable the timer</text:p>
      <text:p text:style-name="P1"><text:s text:c="2"/>End If</text:p>
      <text:p text:style-name="P2"/>
      <text:h text:style-name="Heading_20_3" text:outline-level="3">Timer Tick() Event (Runs after the timer ends. <text:s/>Timer starts running once it is enabled)</text:h>
      <text:p text:style-name="P1"><text:s text:c="3"/>Disable the answer textbox</text:p>
      <text:p text:style-name="Standard"><text:span text:style-name="T1"><text:s text:c="3"/>Change the Start button’s label to ‘&amp;Start’ </text:span></text:p>
      <text:p text:style-name="Standard"><text:span text:style-name="T1"><text:s text:c="3"/>Disable the time </text:span></text:p>
      <text:p text:style-name="P1"><text:s text:c="2"/>Send a message box to the screen telling the user time expired.</text:p>
      <text:p text:style-name="P2"/>
      <text:p text:style-name="P2"/>
      <text:p text:style-name="Standard"><text:span text:style-name="T3">Answer Textbox Leave() <text:s/>(Runs when you tab or click out of the textbox)</text:span></text:p>
      <text:p text:style-name="Standard"><text:span text:style-name="T1"><text:s text:c="2"/>If an answer was entered in the textbox and the button text = ”&amp;Stop” then</text:span></text:p>
      <text:p text:style-name="P1"><text:s text:c="4"/>If the answer in the textbox = the product of the two number labels Then</text:p>
      <text:p text:style-name="P1"><text:s text:c="7"/>The answer is correct. Increment the Correct label by 1</text:p>
      <text:p text:style-name="P1">If the answer is correct insert smiley face and yahoo sound</text:p>
      <text:p text:style-name="P1"><text:s text:c="4"/>Else</text:p>
      <text:p text:style-name="P1"><text:s text:c="7"/>The answer is wrong. Increment the Incorrect label by 1</text:p>
      <text:p text:style-name="P1">If the answer is wrong insert frown face and sad Trumpet</text:p>
      <text:p text:style-name="P1"/>
      <text:p text:style-name="P1">If check box Add is checked addition problems instead of Multiplication are presented</text:p>
      <text:p text:style-name="P1"><text:s text:c="4"/>End If</text:p>
      <text:p text:style-name="Standard"><text:span text:style-name="T1"><text:s text:c="4"/>Calculate the percent correct and write it to the Percent label (correct/total problems)</text:span></text:p>
      <text:p text:style-name="P1"><text:s text:c="4"/>Randomize the two operators()</text:p>
      <text:p text:style-name="P1"><text:s text:c="4"/>Empty the Answer textbox</text:p>
      <text:p text:style-name="P1"><text:s text:c="4"/>Place the user’s cursor in the answer text box</text:p>
      <text:p text:style-name="Standard"><text:span text:style-name="T2"><text:s/></text:span><text:span text:style-name="T1">End If</text:span></text:p>
      <text:p text:style-name="P2"><text:s/></text:p>
      <text:h text:style-name="Heading_20_3" text:outline-level="3">btnExit Click()</text:h>
      <text:p text:style-name="P1"><text:s text:c="3"/>Quit the program</text:p>
      <text:p text:style-name="P2"/>
      <text:p text:style-name="P3">Randomize the two Operators() (This procedure runs when called from an event handler)</text:p>
      <text:p text:style-name="P1"><text:s text:c="2"/>Randomize the seed</text:p>
      <text:p text:style-name="Standard"><text:span text:style-name="T1"><text:s text:c="2"/>Set the first number text to a random number between 1 and 10</text:span></text:p>
      <text:p text:style-name="Standard"><text:span text:style-name="T1"><text:s text:c="2"/>Set the second number text to a random number between 1 and 10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1pt" fo:font-style="italic" style:font-size-asian="11pt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 Lee</meta:initial-creator>
    <meta:creation-date>2014-12-05T16:24:09.15</meta:creation-date>
    <dc:date>2014-12-05T16:30:42.41</dc:date>
    <dc:creator>G Lee</dc:creator>
    <meta:editing-duration>PT6M33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41" meta:word-count="315" meta:character-count="1856"/>
  </office:meta>
</office:document-meta>
</file>